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89cm" fo:margin-left="0.339cm" table:align="left"/>
    </style:style>
    <style:style style:name="Tabla1.A" style:family="table-column">
      <style:table-column-properties style:column-width="5.309cm"/>
    </style:style>
    <style:style style:name="Tabla1.B" style:family="table-column">
      <style:table-column-properties style:column-width="2.256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b830"/>
    </style:style>
    <style:style style:name="P2" style:family="paragraph" style:parent-style-name="Standard">
      <loext:graphic-properties draw:fill="none"/>
      <style:paragraph-properties fo:margin-left="0cm" fo:margin-right="0cm" fo:text-indent="0.499cm" style:auto-text-indent="false" fo:background-color="transparent"/>
      <style:text-properties officeooo:paragraph-rsid="001ab830"/>
    </style:style>
    <style:style style:name="P3"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27912f"/>
    </style:style>
    <style:style style:name="P4" style:family="paragraph" style:parent-style-name="Text_20_body"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1b59af" officeooo:paragraph-rsid="001b59af"/>
    </style:style>
    <style:style style:name="P5"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1b59af"/>
    </style:style>
    <style:style style:name="P6" style:family="paragraph" style:parent-style-name="Addressee">
      <style:text-properties fo:font-size="14pt" officeooo:paragraph-rsid="001ab830" style:font-size-asian="14pt" style:font-size-complex="14pt"/>
    </style:style>
    <style:style style:name="P7" style:family="paragraph" style:parent-style-name="Table_20_Contents">
      <style:text-properties officeooo:rsid="001ab830" officeooo:paragraph-rsid="001ab830"/>
    </style:style>
    <style:style style:name="P8" style:family="paragraph" style:parent-style-name="Table_20_Contents">
      <style:text-properties fo:font-weight="normal" officeooo:rsid="001ab830" officeooo:paragraph-rsid="001ab830" style:font-weight-asian="normal" style:font-weight-complex="normal"/>
    </style:style>
    <style:style style:name="P9" style:family="paragraph" style:parent-style-name="Table_20_Contents">
      <style:text-properties officeooo:rsid="001b59af" officeooo:paragraph-rsid="001b59af"/>
    </style:style>
    <style:style style:name="P10"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4ce50a"/>
    </style:style>
    <style:style style:name="P11"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4c2c9e" officeooo:paragraph-rsid="004c2c9e"/>
    </style:style>
    <style:style style:name="P12"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7d22c" officeooo:paragraph-rsid="0057d22c"/>
    </style:style>
    <style:style style:name="P13"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59659d" officeooo:paragraph-rsid="0059659d"/>
    </style:style>
    <style:style style:name="P14"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ce50a" officeooo:paragraph-rsid="004ce50a"/>
    </style:style>
    <style:style style:name="P15"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21181" officeooo:paragraph-rsid="004ce50a"/>
    </style:style>
    <style:style style:name="P16"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543534" officeooo:paragraph-rsid="00543534"/>
    </style:style>
    <style:style style:name="P17" style:family="paragraph" style:parent-style-name="Text_20_body" style:list-style-name="L1">
      <loext:graphic-properties draw:fill="none"/>
      <style:paragraph-properties fo:margin-top="0cm" fo:margin-bottom="0.247cm" loext:contextual-spacing="false" fo:line-height="120%" fo:background-color="transparent"/>
      <style:text-properties style:text-underline-style="none" officeooo:rsid="00543534" officeooo:paragraph-rsid="00543534"/>
    </style:style>
    <style:style style:name="P18" style:family="paragraph" style:parent-style-name="Heading_20_4">
      <style:paragraph-properties fo:text-align="center" style:justify-single-word="false"/>
      <style:text-properties fo:font-size="16pt" officeooo:paragraph-rsid="001ab830" style:font-size-asian="16pt" style:font-size-complex="16pt"/>
    </style:style>
    <style:style style:name="P19" style:family="paragraph" style:parent-style-name="Heading_20_4" style:master-page-name="MP0">
      <style:paragraph-properties fo:text-align="center" style:justify-single-word="false" style:page-number="auto" fo:break-before="page"/>
      <style:text-properties fo:font-size="22pt" officeooo:paragraph-rsid="001ab830" style:font-size-asian="22pt" style:font-size-complex="22pt"/>
    </style:style>
    <style:style style:name="P20" style:family="paragraph" style:parent-style-name="Heading_20_6">
      <style:paragraph-properties fo:text-align="center" style:justify-single-word="false"/>
      <style:text-properties fo:font-size="14pt" officeooo:rsid="001ab830" officeooo:paragraph-rsid="001ab830" style:font-size-asian="14pt" style:font-size-complex="14pt"/>
    </style:style>
    <style:style style:name="P21" style:family="paragraph" style:parent-style-name="Heading_20_5">
      <style:paragraph-properties fo:text-align="center" style:justify-single-word="false"/>
      <style:text-properties fo:font-size="16pt" officeooo:paragraph-rsid="001ab830" style:font-size-asian="16pt" style:font-size-complex="16pt"/>
    </style:style>
    <style:style style:name="P22" style:family="paragraph" style:parent-style-name="Heading_20_7">
      <style:paragraph-properties fo:text-align="center" style:justify-single-word="false"/>
      <style:text-properties fo:font-size="14pt" officeooo:paragraph-rsid="001ab830" style:font-size-asian="14pt" style:font-size-complex="14pt"/>
    </style:style>
    <style:style style:name="P23" style:family="paragraph" style:parent-style-name="Heading_20_7" style:master-page-name="">
      <style:paragraph-properties fo:text-align="center" style:justify-single-word="false" style:page-number="auto"/>
      <style:text-properties officeooo:paragraph-rsid="0027d26c"/>
    </style:style>
    <style:style style:name="P24" style:family="paragraph" style:parent-style-name="Heading_20_7" style:master-page-name="">
      <style:paragraph-properties fo:text-align="center" style:justify-single-word="false" style:page-number="auto"/>
      <style:text-properties officeooo:paragraph-rsid="004ce50a"/>
    </style:style>
    <style:style style:name="P25" style:family="paragraph" style:parent-style-name="Heading_20_7" style:master-page-name="">
      <style:paragraph-properties fo:text-align="center" style:justify-single-word="false" style:page-number="auto"/>
      <style:text-properties officeooo:paragraph-rsid="004ce50a"/>
    </style:style>
    <style:style style:name="P26" style:family="paragraph" style:parent-style-name="Heading_20_7" style:master-page-name="">
      <style:paragraph-properties fo:text-align="center" style:justify-single-word="false" style:page-number="auto"/>
      <style:text-properties officeooo:paragraph-rsid="004ce50a"/>
    </style:style>
    <style:style style:name="P27" style:family="paragraph" style:parent-style-name="Table_20_Contents">
      <style:text-properties officeooo:rsid="001b59af" officeooo:paragraph-rsid="004aee7b"/>
    </style:style>
    <style:style style:name="P28" style:family="paragraph" style:parent-style-name="Table_20_Contents">
      <style:text-properties officeooo:rsid="004aee7b" officeooo:paragraph-rsid="004aee7b"/>
    </style:style>
    <style:style style:name="P29" style:family="paragraph" style:parent-style-name="Table_20_Contents">
      <style:text-properties officeooo:rsid="004c2c9e" officeooo:paragraph-rsid="004c2c9e"/>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27d26c" style:font-size-asian="14pt" style:font-size-complex="14pt"/>
    </style:style>
    <style:style style:name="T3" style:family="text">
      <style:text-properties fo:font-size="14pt" officeooo:rsid="004ce50a" style:font-size-asian="14pt" style:font-size-complex="14pt"/>
    </style:style>
    <style:style style:name="T4" style:family="text">
      <style:text-properties officeooo:rsid="001ab830"/>
    </style:style>
    <style:style style:name="T5" style:family="text">
      <style:text-properties officeooo:rsid="001c5d05"/>
    </style:style>
    <style:style style:name="T6" style:family="text">
      <style:text-properties officeooo:rsid="004a1178"/>
    </style:style>
    <style:style style:name="T7" style:family="text">
      <style:text-properties officeooo:rsid="004aee7b"/>
    </style:style>
    <style:style style:name="T8" style:family="text">
      <style:text-properties style:font-name="Nimbus Mono PS"/>
    </style:style>
    <style:style style:name="T9" style:family="text">
      <style:text-properties officeooo:rsid="0059659d"/>
    </style:style>
    <text:list-style style:name="L1">
      <text:list-level-style-bullet text:level="1"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4">PROGRAMACIÓN PARALELA Y COMPUTACIÓN DE ALTAS PRESTACIONES</text:h>
      <text:h text:style-name="P18" text:outline-level="4">TRABAJO AUTÓNOMO: ENTORNOS DE PROGRAMACIÓN PARALELA</text:h>
      <text:h text:style-name="P18" text:outline-level="4">PRÁCTICAS DE <text:span text:style-name="T6">PPCAP</text:span> 17/18</text:h>
      <text:p text:style-name="P1"/>
      <text:p text:style-name="P6">José Luis Cánovas Sánchez</text:p>
      <text:p text:style-name="P1"/>
      <text:h text:style-name="P21" text:outline-level="5"><text:span text:style-name="T4">9</text:span> OCTUBRE</text:h>
      <text:h text:style-name="P20" text:outline-level="6">Algoritmos Matriciales <text:span text:style-name="T7">por Bloques</text:span></text:h>
      <text:p text:style-name="P1"/>
      <text:h text:style-name="P22" text:outline-level="7">CUESTIÓN 1</text:h>
      <text:p text:style-name="P4">Comparar <text:span text:style-name="T7">los tiempos de las</text:span> multiplicaciones matriciales <text:span text:style-name="T7">por bloques y sin bloques.</text:span></text:p>
      <text:p text:style-name="P5">Tabla de tiempos (<text:span text:style-name="T5">seg</text:span>):</text:p>
      <table:table table:name="Tabla1" table:style-name="Tabla1">
        <table:table-column table:style-name="Tabla1.A"/>
        <table:table-column table:style-name="Tabla1.B" table:number-columns-repeated="5"/>
        <table:table-row>
          <table:table-cell table:style-name="Tabla1.A1" office:value-type="string">
            <text:p text:style-name="P7">Algoritmo</text:p>
          </table:table-cell>
          <table:table-cell table:style-name="Tabla1.A1" office:value-type="string">
            <text:p text:style-name="P7">N=500</text:p>
          </table:table-cell>
          <table:table-cell table:style-name="Tabla1.A1" office:value-type="string">
            <text:p text:style-name="P7">N=1000</text:p>
          </table:table-cell>
          <table:table-cell table:style-name="Tabla1.A1" office:value-type="string">
            <text:p text:style-name="P7">N=2000</text:p>
          </table:table-cell>
          <table:table-cell table:style-name="Tabla1.A1" office:value-type="string">
            <text:p text:style-name="P8">N=3000</text:p>
          </table:table-cell>
          <table:table-cell table:style-name="Tabla1.F1" office:value-type="string">
            <text:p text:style-name="P7">N=4000</text:p>
          </table:table-cell>
        </table:table-row>
        <table:table-row>
          <table:table-cell table:style-name="Tabla1.A2" office:value-type="string">
            <text:p text:style-name="P9">matriz_matriz</text:p>
          </table:table-cell>
          <table:table-cell table:style-name="Tabla1.A2" office:value-type="string">
            <text:p text:style-name="P31">0.251404</text:p>
          </table:table-cell>
          <table:table-cell table:style-name="Tabla1.A2" office:value-type="string">
            <text:p text:style-name="P31">4.951881</text:p>
          </table:table-cell>
          <table:table-cell table:style-name="Tabla1.A2" office:value-type="string">
            <text:p text:style-name="P31">56.249824</text:p>
          </table:table-cell>
          <table:table-cell table:style-name="Tabla1.A2" office:value-type="string">
            <text:p text:style-name="P31">167.854739</text:p>
          </table:table-cell>
          <table:table-cell table:style-name="Tabla1.F2" office:value-type="string">
            <text:p text:style-name="P31">396.104500</text:p>
          </table:table-cell>
        </table:table-row>
        <table:table-row>
          <table:table-cell table:style-name="Tabla1.A2" office:value-type="string">
            <text:p text:style-name="P28">matriz_matriz_ld</text:p>
          </table:table-cell>
          <table:table-cell table:style-name="Tabla1.A2" office:value-type="string">
            <text:p text:style-name="P31">0.311325</text:p>
          </table:table-cell>
          <table:table-cell table:style-name="Tabla1.A2" office:value-type="string">
            <text:p text:style-name="P31">2.727537</text:p>
          </table:table-cell>
          <table:table-cell table:style-name="Tabla1.A2" office:value-type="string">
            <text:p text:style-name="P31">29.544091</text:p>
          </table:table-cell>
          <table:table-cell table:style-name="Tabla1.A2" office:value-type="string">
            <text:p text:style-name="P31">102.771928</text:p>
          </table:table-cell>
          <table:table-cell table:style-name="Tabla1.F2" office:value-type="string">
            <text:p text:style-name="P31">551.153559</text:p>
          </table:table-cell>
        </table:table-row>
        <table:table-row>
          <table:table-cell table:style-name="Tabla1.A2" office:value-type="string">
            <text:p text:style-name="P9">matriz_matriz_<text:span text:style-name="T7">bloques</text:span></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P28">Tamaño de bloque: 25</text:p>
          </table:table-cell>
          <table:table-cell table:style-name="Tabla1.A2" office:value-type="string">
            <text:p text:style-name="Table_20_Contents">0.177865</text:p>
          </table:table-cell>
          <table:table-cell table:style-name="Tabla1.A2" office:value-type="string">
            <text:p text:style-name="Table_20_Contents">1.453277</text:p>
          </table:table-cell>
          <table:table-cell table:style-name="Tabla1.A2" office:value-type="string">
            <text:p text:style-name="Table_20_Contents">11.751641</text:p>
          </table:table-cell>
          <table:table-cell table:style-name="Tabla1.A2" office:value-type="string">
            <text:p text:style-name="Table_20_Contents">39.685550</text:p>
          </table:table-cell>
          <table:table-cell table:style-name="Tabla1.F2" office:value-type="string">
            <text:p text:style-name="Table_20_Contents">93.973494</text:p>
          </table:table-cell>
        </table:table-row>
        <table:table-row>
          <table:table-cell table:style-name="Tabla1.A2" office:value-type="string">
            <text:p text:style-name="P28">Tamaño de bloque: 50</text:p>
          </table:table-cell>
          <table:table-cell table:style-name="Tabla1.A2" office:value-type="string">
            <text:p text:style-name="Table_20_Contents">0.180716</text:p>
          </table:table-cell>
          <table:table-cell table:style-name="Tabla1.A2" office:value-type="string">
            <text:p text:style-name="Table_20_Contents">1.361554</text:p>
          </table:table-cell>
          <table:table-cell table:style-name="Tabla1.A2" office:value-type="string">
            <text:p text:style-name="Table_20_Contents">10.562337</text:p>
          </table:table-cell>
          <table:table-cell table:style-name="Tabla1.A2" office:value-type="string">
            <text:p text:style-name="Table_20_Contents">35.292006</text:p>
          </table:table-cell>
          <table:table-cell table:style-name="Tabla1.F2" office:value-type="string">
            <text:p text:style-name="Table_20_Contents">83.937251</text:p>
          </table:table-cell>
        </table:table-row>
        <table:table-row>
          <table:table-cell table:style-name="Tabla1.A2" office:value-type="string">
            <text:p text:style-name="P28">Tamaño de bloque: 100</text:p>
          </table:table-cell>
          <table:table-cell table:style-name="Tabla1.A2" office:value-type="string">
            <text:p text:style-name="Table_20_Contents">0.188849</text:p>
          </table:table-cell>
          <table:table-cell table:style-name="Tabla1.A2" office:value-type="string">
            <text:p text:style-name="Table_20_Contents">1.376489</text:p>
          </table:table-cell>
          <table:table-cell table:style-name="Tabla1.A2" office:value-type="string">
            <text:p text:style-name="Table_20_Contents">10.777013</text:p>
          </table:table-cell>
          <table:table-cell table:style-name="Tabla1.A2" office:value-type="string">
            <text:p text:style-name="Table_20_Contents">36.056393</text:p>
          </table:table-cell>
          <table:table-cell table:style-name="Tabla1.F2" office:value-type="string">
            <text:p text:style-name="Table_20_Contents">84.532981</text:p>
          </table:table-cell>
        </table:table-row>
        <table:table-row>
          <table:table-cell table:style-name="Tabla1.A2" office:value-type="string">
            <text:p text:style-name="P27">matriz_matriz_<text:span text:style-name="T7">bloquesdobles</text:span></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P29">Bloque 50 Sub-bloque 10</text:p>
          </table:table-cell>
          <table:table-cell table:style-name="Tabla1.A2" office:value-type="string">
            <text:p text:style-name="P30">0.143431</text:p>
          </table:table-cell>
          <table:table-cell table:style-name="Tabla1.A2" office:value-type="string">
            <text:p text:style-name="P30">1.131428</text:p>
          </table:table-cell>
          <table:table-cell table:style-name="Tabla1.A2" office:value-type="string">
            <text:p text:style-name="P30">9.062817</text:p>
          </table:table-cell>
          <table:table-cell table:style-name="Tabla1.A2" office:value-type="string">
            <text:p text:style-name="P30">30.563007</text:p>
          </table:table-cell>
          <table:table-cell table:style-name="Tabla1.F2" office:value-type="string">
            <text:p text:style-name="P30">72.788488</text:p>
          </table:table-cell>
        </table:table-row>
        <table:table-row>
          <table:table-cell table:style-name="Tabla1.A2" office:value-type="string">
            <text:p text:style-name="P29">Bloque 50 Sub-bloque 25</text:p>
          </table:table-cell>
          <table:table-cell table:style-name="Tabla1.A2" office:value-type="string">
            <text:p text:style-name="Table_20_Contents">0.189209</text:p>
          </table:table-cell>
          <table:table-cell table:style-name="Tabla1.A2" office:value-type="string">
            <text:p text:style-name="Table_20_Contents">1.478096</text:p>
          </table:table-cell>
          <table:table-cell table:style-name="Tabla1.A2" office:value-type="string">
            <text:p text:style-name="Table_20_Contents">11.823844</text:p>
          </table:table-cell>
          <table:table-cell table:style-name="Tabla1.A2" office:value-type="string">
            <text:p text:style-name="Table_20_Contents">39.859929</text:p>
          </table:table-cell>
          <table:table-cell table:style-name="Tabla1.F2" office:value-type="string">
            <text:p text:style-name="Table_20_Contents">95.002231</text:p>
          </table:table-cell>
        </table:table-row>
      </table:table>
      <text:p text:style-name="P2"/>
      <text:p text:style-name="P11">Estas pruebas se realizaron en <text:span text:style-name="T8">marte</text:span>.</text:p>
      <text:p text:style-name="P12">Como era de esperar, la versión sin bloques con leading dimension tiene mejores resultados que una matriz bidimensional.</text:p>
      <text:p text:style-name="P12">Las versiones con un nivel de bloque difieren poco entre sí, hasta ~10segundos de diferencia en N=4000 según el tamaño de bloque. <text:span text:style-name="T9">Para los tests obtenidos, la mejor elección es un bloque de tamaño 50</text:span>. En todos los casos se mejora notablemente respecto a las versiones sin bloques.</text:p>
      <text:p text:style-name="P13">Tomamos esa mejor elección de bloque 50, y lo dividimos en sub-bloques de 25, que nos da tiempos esperados un poco mayores que la versión de un nivel de bloques de tamaño 25 (por el overhead de dos niveles de bloques). Utilizando sub-bloques de tamaño 10 mejoramos aún más los tiempos, obteniendo la mejor marca en todos los casos.</text:p>
      <text:p text:style-name="P3"/>
      <text:h text:style-name="P23" text:outline-level="7"><text:soft-page-break/><text:span text:style-name="T1">CUESTIÓN </text:span><text:span text:style-name="T2">2</text:span></text:h>
      <text:p text:style-name="P14">Quitar la restricción de múltiplo del tamaño de bloque.</text:p>
      <text:p text:style-name="P16">Basta con sustituir las dimensiones de las submatrices (bloques) multiplicadas en <text:span text:style-name="T8">multiplicar_acumular_matrices()</text:span> y <text:span text:style-name="T8">copiar_matriz()</text:span>, que hasta ahora eran tb, el tamaño de bloque fijo, por los siguientes valores, que hacen tomar bloques menores en los extremos de las matrices:</text:p>
      <text:list xml:id="list2594965596" text:style-name="L1">
        <text:list-item>
          <text:p text:style-name="P17">Filas bloque en A: </text:p>
          <text:p text:style-name="P17"><text:span text:style-name="T8">fblocka = ( (i+tb) &lt; fa ) ? tb : (fa-i);</text:span></text:p>
        </text:list-item>
        <text:list-item>
          <text:p text:style-name="P17">Columnas bloque en A == Filas bloque en B: </text:p>
          <text:p text:style-name="P17"><text:span text:style-name="T8">cblocka = ( (k+tb) &lt; ca ) ? tb : (ca-k);</text:span></text:p>
        </text:list-item>
        <text:list-item>
          <text:p text:style-name="P17">Columnas bloque en B: </text:p>
          <text:p text:style-name="P17"><text:span text:style-name="T8">cblockb = ( (j+tb) &lt; cb ) ? tb : (cb-j);</text:span></text:p>
        </text:list-item>
      </text:list>
      <text:p text:style-name="P10"/>
      <text:p text:style-name="P10"/>
      <text:p text:style-name="P10"/>
      <text:p text:style-name="P10"/>
      <text:h text:style-name="P24" text:outline-level="7"><text:span text:style-name="T1">CUESTIÓN </text:span><text:span text:style-name="T3">3</text:span></text:h>
      <text:p text:style-name="P14">Programar LU con bloques y comprobar con LU sin bloques.</text:p>
      <text:p text:style-name="P10"/>
      <text:h text:style-name="P24" text:outline-level="7"><text:span text:style-name="T1">CUESTIÓN </text:span><text:span text:style-name="T3">4</text:span></text:h>
      <text:p text:style-name="P14">Comparar tiempos de LU con y sin bloques.</text:p>
      <text:p text:style-name="P10"/>
      <text:h text:style-name="P24" text:outline-level="7"><text:span text:style-name="T1">CUESTIÓN </text:span><text:span text:style-name="T3">5</text:span></text:h>
      <text:p text:style-name="P14">Comparar tiempos de LU con bloques y diferentes multiplicaciones matricial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59:01.801102332</meta:creation-date>
    <dc:date>2017-10-28T16:48:33.821893810</dc:date>
    <meta:editing-duration>PT8H30M43S</meta:editing-duration>
    <meta:editing-cycles>45</meta:editing-cycles>
    <meta:generator>LibreOffice/5.4.2.2.0$Linux_X86_64 LibreOffice_project/40m0$Build-2</meta:generator>
    <meta:document-statistic meta:table-count="1" meta:image-count="0" meta:object-count="0" meta:page-count="2" meta:paragraph-count="78" meta:word-count="381" meta:character-count="2365" meta:non-whitespace-character-count="2065"/>
  </office:meta>
</office:document-meta>
</file>